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4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9" style:family="graphic" style:parent-style-name="standard">
      <style:graphic-properties draw:fill="bitmap" draw:fill-image-name="Sky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2.287cm" svg:y1="0.663cm" svg:x2="2.736cm" svg:y2="11.472cm" draw:start-shape="id1" draw:start-glue-point="2">
          <text:p text:style-name="P4"/>
        </draw:connector>
        <draw:connector draw:style-name="gr1" draw:text-style-name="P1" draw:layer="layout" svg:x1="4.17cm" svg:y1="0.644cm" svg:x2="1.218cm" svg:y2="2.737cm" draw:start-shape="id2" draw:start-glue-point="3" draw:end-shape="id3" draw:end-glue-point="0">
          <text:p text:style-name="P4"/>
        </draw:connector>
        <draw:custom-shape draw:style-name="gr2" draw:text-style-name="P3" draw:id="id2" draw:layer="layout" svg:width="2.688cm" svg:height="0.741cm" svg:x="4.17cm" svg:y="0.274cm">
          <text:p text:style-name="P2"><text:span text:style-name="T1">USAPatie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27cm" svg:height="0.64cm" svg:x="4.446cm" svg:y="1.587cm">
          <draw:text-box>
            <text:p text:style-name="P4"><text:span text:style-name="T2">0..*</text:span></text:p>
          </draw:text-box>
        </draw:frame>
        <draw:g draw:id="id4">
          <draw:custom-shape draw:style-name="gr4" draw:text-style-name="P6" draw:layer="layout" svg:width="2.519cm" svg:height="2.435cm" svg:x="6.712cm" svg:y="2.396cm">
            <text:p text:style-name="P2"><text:span text:style-name="T3">Address</text:span></text:p>
            <text:p text:style-name="P2"><text:span text:style-name="T4"/></text:p>
            <text:p text:style-name="P2"><text:span text:style-name="T2">AddressType</text:span></text:p>
            <text:p text:style-name="P2"><text:span text:style-name="T2">AddressLines</text:span></text:p>
            <text:p text:style-name="P2"><text:span text:style-name="T2">...</text:span></text:p>
            <text:p text:style-name="P2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712cm" svg:y1="3.194cm" svg:x2="9.251cm" svg:y2="3.194cm">
            <text:p text:style-name="P4"/>
          </draw:line>
        </draw:g>
        <draw:connector draw:style-name="gr1" draw:text-style-name="P1" draw:layer="layout" svg:x1="6.858cm" svg:y1="0.644cm" svg:x2="7.981cm" svg:y2="2.396cm" draw:start-shape="id2" draw:start-glue-point="1" draw:end-shape="id4" draw:end-glue-point="0">
          <text:p text:style-name="P4"/>
        </draw:connector>
        <draw:frame draw:style-name="gr3" draw:text-style-name="P5" draw:layer="layout" svg:width="1.027cm" svg:height="0.64cm" svg:x="7.962cm" svg:y="1.691cm">
          <draw:text-box>
            <text:p text:style-name="P4"><text:span text:style-name="T2">0..*</text:span></text:p>
          </draw:text-box>
        </draw:frame>
        <draw:g draw:id="id6">
          <draw:custom-shape draw:style-name="gr4" draw:text-style-name="P6" draw:layer="layout" svg:width="2.412cm" svg:height="2.435cm" svg:x="10.376cm" svg:y="2.433cm">
            <text:p text:style-name="P2"><text:span text:style-name="T3">Phone</text:span></text:p>
            <text:p text:style-name="P2"><text:span text:style-name="T4"/></text:p>
            <text:p text:style-name="P2"><text:span text:style-name="T2">PhoneType</text:span></text:p>
            <text:p text:style-name="P2"><text:span text:style-name="T2">Phone</text:span></text:p>
            <text:p text:style-name="P2"><text:span text:style-name="T2">Extension</text:span></text:p>
            <text:p text:style-name="P2"><text:span text:style-name="T5"/></text:p>
            <text:p text:style-name="P2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0.419cm" svg:y1="3.094cm" svg:x2="12.85cm" svg:y2="3.094cm">
            <text:p text:style-name="P4"/>
          </draw:line>
        </draw:g>
        <draw:g draw:id="id5">
          <draw:custom-shape draw:style-name="gr4" draw:text-style-name="P6" draw:layer="layout" svg:width="2.688cm" svg:height="2.673cm" svg:x="2.97cm" svg:y="5.919cm">
            <text:p text:style-name="P2"><text:span text:style-name="T3">Contact</text:span></text:p>
            <text:p text:style-name="P2"><text:span text:style-name="T3"/></text:p>
            <text:p text:style-name="P2"><text:span text:style-name="T2">Name</text:span></text:p>
            <text:p text:style-name="P2"><text:span text:style-name="T2">Relationship</text:span></text:p>
            <text:p text:style-name="P2"><text:span text:style-name="T2">Role</text:span></text:p>
            <text:p text:style-name="P2"><text:span text:style-name="T2">...</text:span></text:p>
            <text:p text:style-name="P2"><text:span text:style-name="T5"/></text:p>
            <text:p text:style-name="P2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.991cm" svg:y1="6.71cm" svg:x2="5.7cm" svg:y2="6.71cm">
            <text:p text:style-name="P4"/>
          </draw:line>
        </draw:g>
        <draw:g draw:id="id10">
          <draw:custom-shape draw:style-name="gr4" draw:text-style-name="P6" draw:layer="layout" svg:width="4.599cm" svg:height="3.683cm" svg:x="9.879cm" svg:y="9.525cm">
            <text:p text:style-name="P2"><text:span text:style-name="T3">Insurance</text:span></text:p>
            <text:p text:style-name="P2"><text:span text:style-name="T4"/></text:p>
            <text:p text:style-name="P2"><text:span text:style-name="T2">CompanyName</text:span></text:p>
            <text:p text:style-name="P2"><text:span text:style-name="T2">PolicyType</text:span></text:p>
            <text:p text:style-name="P2"><text:span text:style-name="T2">PolicyHolderFirstName</text:span></text:p>
            <text:p text:style-name="P2"><text:span text:style-name="T2">PolicyHolderLastName</text:span></text:p>
            <text:p text:style-name="P2"><text:span text:style-name="T2">RelationshipToPolicyHolder</text:span></text:p>
            <text:p text:style-name="P2"><text:span text:style-name="T2">...</text:span></text:p>
            <text:p text:style-name="P2"><text:span text:style-name="T5"/></text:p>
            <text:p text:style-name="P2"><text:span text:style-name="T5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92cm" svg:y1="10.229cm" svg:x2="14.521cm" svg:y2="10.229cm">
            <text:p text:style-name="P4"/>
          </draw:line>
        </draw:g>
        <draw:connector draw:style-name="gr5" draw:text-style-name="P1" draw:layer="layout" svg:x1="4.848cm" svg:y1="1.036cm" svg:x2="4.848cm" svg:y2="1.078cm">
          <text:p text:style-name="P4"/>
        </draw:connector>
        <draw:line draw:style-name="gr1" draw:text-style-name="P1" draw:layer="layout" svg:x1="4.234cm" svg:y1="1.015cm" svg:x2="4.234cm" svg:y2="3.618cm">
          <text:p text:style-name="P4"/>
        </draw:line>
        <draw:g>
          <draw:custom-shape draw:style-name="gr4" draw:text-style-name="P6" draw:layer="layout" svg:width="2.688cm" svg:height="2.575cm" svg:x="2.815cm" svg:y="2.229cm">
            <text:p text:style-name="P2"><text:span text:style-name="T3">Alias</text:span></text:p>
            <text:p text:style-name="P2"><text:span text:style-name="T4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...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795cm" svg:y1="2.961cm" svg:x2="5.504cm" svg:y2="2.961cm">
            <text:p text:style-name="P4"/>
          </draw:line>
        </draw:g>
        <draw:g draw:id="id8">
          <draw:custom-shape draw:style-name="gr4" draw:text-style-name="P6" draw:layer="layout" svg:width="4.066cm" svg:height="2.21cm" svg:x="10.058cm" svg:y="6.551cm">
            <text:p text:style-name="P2"><text:span text:style-name="T3">AuxiliaryID (AuxID)</text:span></text:p>
            <text:p text:style-name="P2"><text:span text:style-name="T2"/></text:p>
            <text:p text:style-name="P2"><text:span text:style-name="T6">Auxiliary</text:span><text:span text:style-name="T2">IDType</text:span></text:p>
            <text:p text:style-name="P2"><text:span text:style-name="T6">Auxiliary</text:span><text:span text:style-name="T2">ID</text:span></text:p>
            <text:p text:style-name="P2"><text:span text:style-name="T2">...</text:span></text:p>
            <text:p text:style-name="P2"><text:span text:style-name="T5"/></text:p>
            <text:p text:style-name="P2"><text:span text:style-name="T5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0.032cm" svg:y1="7.214cm" svg:x2="14.162cm" svg:y2="7.214cm">
            <text:p text:style-name="P4"/>
          </draw:line>
        </draw:g>
        <draw:custom-shape draw:style-name="gr6" draw:text-style-name="P7" draw:layer="layout" svg:width="2.541cm" svg:height="1.268cm" svg:x="13.017cm" svg:y="4.869cm">
          <text:p text:style-name="P2"><text:span text:style-name="T7">Examples: </text:span></text:p>
          <text:p text:style-name="P2"><text:span text:style-name="T7">Credit Card</text:span></text:p>
          <text:p text:style-name="P2"><text:span text:style-name="T7">Household ID</text:span></text:p>
          <draw:enhanced-geometry svg:viewBox="0 0 21600 21600" draw:mirror-horizontal="false" draw:mirror-vertical="false" draw:text-areas="800 800 20800 20800" draw:type="round-rectangular-callout" draw:modifiers="6118.01730920535 30604.2553191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custom-shape draw:style-name="gr4" draw:text-style-name="P6" draw:layer="layout" svg:width="2.648cm" svg:height="2.096cm" svg:x="6.315cm" svg:y="5.858cm">
            <text:p text:style-name="P2"><text:span text:style-name="T3">Comment</text:span><text:span text:style-name="T2"> </text:span></text:p>
            <text:p text:style-name="P2"><text:span text:style-name="T2"/></text:p>
            <text:p text:style-name="P2"><text:span text:style-name="T2">CommentCode</text:span></text:p>
            <text:p text:style-name="P2"><text:span text:style-name="T2">CommentText</text:span></text:p>
            <text:p text:style-name="P2"><text:span text:style-name="T2">...</text:span></text:p>
            <text:p text:style-name="P2"><text:span text:style-name="T5"/></text:p>
            <text:p text:style-name="P2"><text:span text:style-name="T5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.356cm" svg:y1="6.483cm" svg:x2="9.025cm" svg:y2="6.483cm">
            <text:p text:style-name="P4"/>
          </draw:line>
        </draw:g>
        <draw:connector draw:style-name="gr1" draw:text-style-name="P1" draw:id="id1" draw:layer="layout" svg:x1="2.287cm" svg:y1="0.663cm" svg:x2="2.97cm" svg:y2="7.255cm" draw:end-shape="id5" draw:end-glue-point="3">
          <text:p text:style-name="P4"/>
        </draw:connector>
        <draw:connector draw:style-name="gr1" draw:text-style-name="P1" draw:layer="layout" svg:x1="6.858cm" svg:y1="0.644cm" svg:x2="11.613cm" svg:y2="2.433cm" draw:start-shape="id2" draw:start-glue-point="1" draw:end-shape="id6" draw:end-glue-point="0">
          <text:p text:style-name="P4"/>
        </draw:connector>
        <draw:connector draw:style-name="gr1" draw:text-style-name="P1" draw:layer="layout" svg:x1="5.959cm" svg:y1="1.021cm" svg:x2="6.315cm" svg:y2="6.906cm" draw:end-shape="id7" draw:end-glue-point="3">
          <text:p text:style-name="P4"/>
        </draw:connector>
        <draw:connector draw:style-name="gr1" draw:text-style-name="P1" draw:id="id9" draw:layer="layout" draw:line-skew="0.34cm" svg:x1="9.78cm" svg:y1="0.655cm" svg:x2="10.032cm" svg:y2="7.656cm" draw:end-shape="id8" draw:end-glue-point="3">
          <text:p text:style-name="P4"/>
        </draw:connector>
        <draw:connector draw:style-name="gr1" draw:text-style-name="P1" draw:layer="layout" draw:line-skew="0.254cm" svg:x1="9.78cm" svg:y1="0.655cm" svg:x2="9.879cm" svg:y2="11.366cm" draw:start-shape="id9" draw:start-glue-point="2" draw:end-shape="id10">
          <text:p text:style-name="P4"/>
        </draw:connector>
        <draw:frame draw:style-name="gr3" draw:text-style-name="P5" draw:layer="layout" svg:width="1.027cm" svg:height="0.64cm" svg:x="11.731cm" svg:y="1.672cm">
          <draw:text-box>
            <text:p text:style-name="P4"><text:span text:style-name="T2">0..*</text:span></text:p>
          </draw:text-box>
        </draw:frame>
        <draw:frame draw:style-name="gr3" draw:text-style-name="P5" draw:layer="layout" svg:width="1.027cm" svg:height="0.64cm" svg:x="2.396cm" svg:y="5.247cm">
          <draw:text-box>
            <text:p text:style-name="P4"><text:span text:style-name="T2">0..*</text:span></text:p>
          </draw:text-box>
        </draw:frame>
        <draw:frame draw:style-name="gr7" draw:text-style-name="P5" draw:layer="layout" svg:width="1.027cm" svg:height="0.64cm" svg:x="5.934cm" svg:y="5.056cm">
          <draw:text-box>
            <text:p text:style-name="P4"><text:span text:style-name="T2">0..*</text:span></text:p>
          </draw:text-box>
        </draw:frame>
        <draw:g draw:id="id3">
          <draw:custom-shape draw:style-name="gr4" draw:text-style-name="P6" draw:layer="layout" svg:width="2.098cm" svg:height="3.062cm" svg:x="0.149cm" svg:y="2.737cm">
            <text:p text:style-name="P2"><text:span text:style-name="T3">USAPatient</text:span></text:p>
            <text:p text:style-name="P2"><text:span text:style-name="T4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Gender</text:span></text:p>
            <text:p text:style-name="P2"><text:span text:style-name="T2">SSN</text:span></text:p>
            <text:p text:style-name="P2"><text:span text:style-name="T2">...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0.172cm" svg:y1="3.47cm" svg:x2="2.287cm" svg:y2="3.47cm">
            <text:p text:style-name="P4"/>
          </draw:line>
        </draw:g>
        <draw:frame draw:style-name="gr8" draw:text-style-name="P5" draw:layer="layout" svg:width="1.027cm" svg:height="0.64cm" svg:x="10.018cm" svg:y="5.946cm">
          <draw:text-box>
            <text:p text:style-name="P4"><text:span text:style-name="T2">0..*</text:span></text:p>
          </draw:text-box>
        </draw:frame>
        <draw:frame draw:style-name="gr8" draw:text-style-name="P5" draw:layer="layout" svg:width="1.027cm" svg:height="0.64cm" svg:x="8.6cm" svg:y="9.95cm">
          <draw:text-box>
            <text:p text:style-name="P4"><text:span text:style-name="T2">0..*</text:span></text:p>
          </draw:text-box>
        </draw:frame>
        <draw:custom-shape draw:style-name="gr9" draw:text-style-name="P8" draw:layer="layout" svg:width="3.663cm" svg:height="1.141cm" svg:x="0.253cm" svg:y="0.931cm">
          <text:p text:style-name="P2"><text:span text:style-name="T2">Main patient information used for matching</text:span></text:p>
          <draw:enhanced-geometry svg:viewBox="0 0 21600 21600" draw:text-areas="800 800 20800 20800" draw:type="round-rectangular-callout" draw:modifiers="8494.97816593886 36447.6357267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0.697cm" svg:height="0.657cm" svg:x="0.665cm" svg:y="2.175cm">
          <draw:text-box>
            <text:p text:style-name="P4"><text:span text:style-name="T3">1</text:span></text:p>
          </draw:text-box>
        </draw:frame>
        <draw:custom-shape draw:style-name="gr4" draw:text-style-name="P6" draw:id="id11" draw:layer="layout" svg:width="3.894cm" svg:height="3.249cm" svg:x="2.462cm" svg:y="10.356cm">
          <text:p text:style-name="P2"><text:span text:style-name="T3">ExistingCondition</text:span></text:p>
          <text:p text:style-name="P2"><text:span text:style-name="T4"/></text:p>
          <text:p text:style-name="P2"><text:span text:style-name="T2">Name</text:span></text:p>
          <text:p text:style-name="P2"><text:span text:style-name="T2">StartDate</text:span></text:p>
          <text:p text:style-name="P2"><text:span text:style-name="T2">MedicineName </text:span></text:p>
          <text:p text:style-name="P2"><text:span text:style-name="T2">MedicineDose</text:span></text:p>
          <text:p text:style-name="P2"><text:span text:style-name="T2">...</text:span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409cm" svg:y1="10.356cm" svg:x2="4.409cm" svg:y2="10.356cm" draw:start-shape="id11" draw:end-shape="id11">
          <text:p text:style-name="P4"/>
        </draw:connector>
        <draw:line draw:style-name="gr5" draw:text-style-name="P1" draw:layer="layout" svg:x1="2.496cm" svg:y1="11.342cm" svg:x2="6.369cm" svg:y2="11.342cm">
          <text:p text:style-name="P4"/>
        </draw:line>
        <draw:custom-shape draw:style-name="gr6" draw:text-style-name="P8" draw:layer="layout" svg:width="2.519cm" svg:height="0.867cm" svg:x="6.597cm" svg:y="11.139cm">
          <text:p text:style-name="P2"><text:span text:style-name="T2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5" draw:layer="layout" svg:width="1.027cm" svg:height="0.64cm" svg:x="1.785cm" svg:y="9.923cm">
          <draw:text-box>
            <text:p text:style-name="P4"><text:span text:style-name="T2">0..*</text:span></text:p>
          </draw:text-box>
        </draw:frame>
        <draw:custom-shape draw:style-name="gr11" draw:text-style-name="P1" draw:layer="layout" svg:width="0.454cm" svg:height="0.605cm" svg:x="5.629cm" svg:y="12.358cm">
          <text:p text:style-name="P4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7T12:43:48</dc:date>
    <meta:editing-cycles>85</meta:editing-cycles>
    <meta:editing-duration>PT2H38M20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